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bacc" officeooo:paragraph-rsid="001aba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ånden ligger på bordet. Helt fladt. Fladt Fladtere Fladest. Hånden er spændt fast med reb, som gnaver sig ind I håndled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8T14:40:00.576688177</meta:creation-date>
    <dc:date>2017-05-18T14:57:15.995480480</dc:date>
    <meta:editing-duration>PT17M15S</meta:editing-duration>
    <meta:editing-cycles>1</meta:editing-cycles>
    <meta:document-statistic meta:table-count="0" meta:image-count="0" meta:object-count="0" meta:page-count="1" meta:paragraph-count="1" meta:word-count="21" meta:character-count="123" meta:non-whitespace-character-count="103"/>
    <meta:generator>LibreOffice/5.1.6.2$Linux_X86_64 LibreOffice_project/10m0$Build-2</meta:generator>
  </office:meta>
</office:document-meta>
</file>